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T1" style:family="text">
      <style:text-properties fo:color="#ff3333" style:font-name="Verdana" fo:font-size="14pt" style:font-size-asian="14pt" style:font-size-complex="14pt"/>
    </style:style>
    <style:style style:name="T2" style:family="text">
      <style:text-properties fo:color="#ff3333" style:font-name="Verdana" fo:font-size="14pt" style:font-size-asian="14pt" style:font-size-complex="14pt"/>
    </style:style>
    <style:style style:name="T3" style:family="text">
      <style:text-properties fo:color="#ff3333" style:font-name="Verdana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Verdana" fo:font-size="14pt" style:font-size-asian="14pt" style:font-size-complex="14pt"/>
    </style:style>
    <style:style style:name="T7" style:family="text">
      <style:text-properties fo:color="#000000" style:font-name="Verdana" fo:font-size="14pt" style:font-size-asian="14pt" style:font-size-complex="14pt"/>
    </style:style>
    <style:style style:name="T8" style:family="text">
      <style:text-properties fo:color="#000000" style:font-name="Verdana" fo:font-size="14pt" fo:font-style="italic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Übungsfragen zur Prüfungsvorbereitung 3<text:line-break/><text:line-break/><text:line-break/>1. Wo befinden sich folgende Dateien und Verzeichnisse?<text:line-break/><text:line-break/>Grub.cfg<text:tab/><text:line-break/><text:line-break/><text:line-break/>shadow<text:line-break/> <text:line-break/></text:span><text:span text:style-name="T1"><text:line-break/></text:span><text:span text:style-name="T4">X11<text:line-break/><text:line-break/><text:line-break/>rgb.txt<text:line-break/><text:line-break/><text:line-break/>log<text:line-break/><text:line-break/><text:line-break/>2. Wie können Sie mit tr alle Vokale (a, e, i, o, u) durch ein * ersetzen?<text:line-break/> <text:line-break/><text:line-break/><text:line-break/><text:line-break/>3. Was zeigt der Befehl </text:span><text:span text:style-name="T5">free -h</text:span><text:span text:style-name="T4"> an?<text:line-break/><text:line-break/><text:line-break/><text:line-break/><text:line-break/>4. Was zeigt der Befehl du</text:span><text:span text:style-name="T5"> -c</text:span><text:span text:style-name="T4"> /home/&lt;Ihr Benutzername&gt; an? <text:line-break/><text:line-break/><text:line-break/><text:line-break/><text:line-break/>5. Mit welchem tr-Kommando können Sie einen Text mit ROT13 „verschlüsseln“ (Alle Buchstaben im Alphabet um 13 Stellen verschieben)? <text:line-break/><text:line-break/><text:line-break/><text:line-break/></text:span><text:soft-page-break/><text:span text:style-name="T4">6. Mit welchem tr-Kommando können Sie einen mit ROT13 „verschlüsselten“ Text entschlüsseln (Alle Buchstaben im Alphabet s</text:span><text:span text:style-name="T4">ind um 13 Stellen verschoben)?<text:line-break/><text:line-break/><text:line-break/><text:line-break/><text:line-break/>7. Warum ist es unklug, Sicherheitskopien des Verzeichnisses /proc anzulegen? <text:line-break/><text:line-break/><text:line-break/><text:line-break/><text:line-break/>8. Legen Sie das Inhaltsverzeichnis Ihres Heimatverzeichnisses in einer Datei „inhalt“ ab. Erzeugen Sie aus dieser Datei ein tar-Archiv. Betrachten Sie die Ursprungsdatei und das Archiv. Was bemerken Sie bei der Dateigröße? <text:line-break/><text:line-break/><text:line-break/></text:span><text:span text:style-name="T1"> <text:line-break/><text:line-break/></text:span><text:span text:style-name="T7">9. </text:span><text:span text:style-name="T4">Legen Sie drei bis vier leere Dateien an und fügen Sie diese dem gerade erzeugten Archiv hinzu. <text:line-break/><text:line-break/><text:line-break/><text:line-break/><text:line-break/>10. Löschen Sie die Originaldateien und entpacken Sie danach den Inhalt des tar-Archivs. <text:line-break/><text:line-break/><text:line-break/></text:span><text:span text:style-name="T1"><text:line-break/><text:line-break/></text:span><text:span text:style-name="T7">11. Warum entfernt tar prophylaktisch das / am Anfang des Pfadnamens, wenn der Name einer zu archivierenden Datei oder eines Verzeichnisses als absoluter Pfadname angegeben wurde? (Tipp: Betrachten Sie das Kommando </text:span><text:span text:style-name="T8">tar -cvf /tmp/etc-backup.tar /etc</text:span><text:span text:style-name="T7"> und überlegen Sie, was passiert, wenn etc-backup.tar (a) absolute Pfadnamen enthält und (b) auf einen anderen Rechner übertragen und dort ausgepackt wird.) </text:span><text:span text:style-name="T1"><text:line-break/><text:line-break/><text:line-break/></text:span><text:soft-page-break/><text:span text:style-name="T1"><text:line-break/><text:line-break/></text:span><text:span text:style-name="T7">12. Komprimieren Sie das tar-Archiv aus Aufgabe 9 mit maximaler Verkleinerung. <text:line-break/></text:span><text:span text:style-name="T1"><text:line-break/> <text:line-break/><text:line-break/><text:line-break/></text:span><text:span text:style-name="T7">13. Sehen Sie sich den Inhalt des komprimierten Archivs an. Stellen Sie das ursprüngliche tar-Archiv wieder her.</text:span><text:span text:style-name="T1"><text:line-break/><text:line-break/><text:line-break/><text:line-break/></text:span><text:span text:style-name="T7">14. Wie gehen Sie vor, wenn Sie den gesamten Inhalt Ihres Heimat-verzeichnisses in eine mit gzip komprimierte Datei packen möchten? <text:line-break/><text:line-break/><text:line-break/><text:line-break/>15. Welche 2 Informationen stehen im BIOS?<text:line-break/><text:line-break/><text:tab/>Der Hostname<text:line-break/><text:tab/>Die Zeitzone<text:line-break/><text:tab/>Die Kernelversion<text:line-break/><text:tab/>Die Bootreihenfolge<text:line-break/><text:tab/>Die Hardwarekonfiguration<text:line-break/><text:line-break/>16. Welche 2 folgenden Kommandos starten das System neu?<text:line-break/><text:line-break/><text:tab/>telinit 6<text:line-break/><text:tab/>telint 0<text:line-break/><text:tab/>shutdown -k now „rebooting“<text:line-break/><text:tab/>shutdown -r „rebooting“<text:line-break/><text:tab/>shutdown -r now<text:line-break/><text:line-break/>17. Welche der 3 folgenden sind init-Systeme?<text:line-break/><text:line-break/><text:tab/>startd<text:line-break/><text:tab/>upstart<text:line-break/><text:tab/>sysInit<text:line-break/><text:tab/>sysV init<text:line-break/><text:tab/>systemd<text:line-break/></text:span><text:soft-page-break/><text:span text:style-name="T7"><text:line-break/>18. Welche 3 der folgenden Informationen zeigt lspci?<text:line-break/><text:line-break/><text:tab/>MAC-Adresse<text:line-break/><text:tab/>Batterietyp</text:span></text:p>
      <text:p text:style-name="P1"><text:span text:style-name="T4"><text:tab/></text:span><text:span text:style-name="T4">Gerätehersteller<text:line-break/><text:tab/>IRQ Einstellungen<text:line-break/><text:tab/>PCI-Bus Geschwindigkeit<text:line-break/><text:line-break/></text:span><text:span text:style-name="T4">19. Welches ist das 1. Programm das beim booten eines Systems mit SysV init startet?<text:line-break/><text:line-break/><text:tab/>/boot/init<text:line-break/><text:tab/>/lib/init.so<text:line-break/><text:tab/>/proc/sys/kernel/init<text:line-break/><text:tab/></text:span><text:span text:style-name="T4">/sbin/init</text:span><text:span text:style-name="T4"><text:line-break/><text:tab/>/etc/rc.d/rcinit<text:line-break/><text:line-break/>20. Welche der folgenden Kommandozeilen ändert das systemd boot-Ziel zu rescue.target?<text:line-break/><text:line-break/><text:tab/>Systemd.default=rescue.target<text:line-break/><text:tab/>systemd.service=rescue.target<text:line-break/><text:tab/>systemd.runlevel=rescue.target<text:line-break/> <text:tab/>systemd.target=rescue.target<text:line-break/><text:tab/></text:span><text:span text:style-name="T4">systemd.unit=rescue.targ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08:53:25.72</meta:creation-date>
    <dc:date>2019-08-12T16:21:00.07</dc:date>
    <meta:editing-duration>PT3H25M26S</meta:editing-duration>
    <meta:editing-cycles>6</meta:editing-cycles>
    <meta:generator>OpenOffice/4.1.6$Win32 OpenOffice.org_project/416m1$Build-9790</meta:generator>
    <meta:print-date>2019-08-12T16:17:34.87</meta:print-date>
    <meta:document-statistic meta:table-count="0" meta:image-count="0" meta:object-count="0" meta:page-count="4" meta:paragraph-count="2" meta:word-count="374" meta:character-count="2811"/>
  </office:meta>
</office:document-meta>
</file>